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17cm" style:rel-column-width="65535*"/>
    </style:style>
    <style:style style:name="Table1.A1" style:family="table-cell">
      <style:table-cell-properties fo:background-color="#fca44a">
        <style:background-image/>
      </style:table-cell-properties>
    </style:style>
    <style:style style:name="Table1.A2" style:family="table-cell">
      <style:table-cell-properties fo:background-color="#ffffff">
        <style:background-image/>
      </style:table-cell-properties>
    </style:style>
    <style:style style:name="Table2" style:family="table">
      <style:table-properties style:width="17cm" style:rel-width="100%" table:align="left"/>
    </style:style>
    <style:style style:name="Table2.A" style:family="table-column">
      <style:table-column-properties style:column-width="17cm" style:rel-column-width="65535*"/>
    </style:style>
    <style:style style:name="Table2.A1" style:family="table-cell">
      <style:table-cell-properties fo:background-color="#fca44a">
        <style:background-image/>
      </style:table-cell-properties>
    </style:style>
    <style:style style:name="Table2.A2" style:family="table-cell">
      <style:table-cell-properties fo:background-color="#ffffff">
        <style:background-image/>
      </style:table-cell-properties>
    </style:style>
    <style:style style:name="Table3" style:family="table">
      <style:table-properties style:width="17cm" style:rel-width="100%" table:align="left"/>
    </style:style>
    <style:style style:name="Table3.A" style:family="table-column">
      <style:table-column-properties style:column-width="17cm" style:rel-column-width="65535*"/>
    </style:style>
    <style:style style:name="Table3.A1" style:family="table-cell">
      <style:table-cell-properties fo:background-color="#fca44a">
        <style:background-image/>
      </style:table-cell-properties>
    </style:style>
    <style:style style:name="Table3.A2" style:family="table-cell">
      <style:table-cell-properties fo:background-color="#ffffff">
        <style:background-image/>
      </style:table-cell-properties>
    </style:style>
    <style:style style:name="Table4" style:family="table">
      <style:table-properties style:width="17cm" style:rel-width="100%" table:align="left"/>
    </style:style>
    <style:style style:name="Table4.A" style:family="table-column">
      <style:table-column-properties style:column-width="17cm" style:rel-column-width="65535*"/>
    </style:style>
    <style:style style:name="Table4.A1" style:family="table-cell">
      <style:table-cell-properties fo:background-color="#fca44a">
        <style:background-image/>
      </style:table-cell-properties>
    </style:style>
    <style:style style:name="Table4.A2" style:family="table-cell">
      <style:table-cell-properties fo:background-color="#ffffff">
        <style:background-image/>
      </style:table-cell-properties>
    </style:style>
    <style:style style:name="Table5" style:family="table">
      <style:table-properties style:width="17cm" style:rel-width="100%" table:align="left"/>
    </style:style>
    <style:style style:name="Table5.A" style:family="table-column">
      <style:table-column-properties style:column-width="17cm" style:rel-column-width="65535*"/>
    </style:style>
    <style:style style:name="Table5.A1" style:family="table-cell">
      <style:table-cell-properties fo:background-color="#fca44a">
        <style:background-image/>
      </style:table-cell-properties>
    </style:style>
    <style:style style:name="Table5.A2" style:family="table-cell">
      <style:table-cell-properties fo:background-color="#ffffff">
        <style:background-image/>
      </style:table-cell-properties>
    </style:style>
    <style:style style:name="Table6" style:family="table">
      <style:table-properties style:width="17cm" style:rel-width="100%" table:align="left"/>
    </style:style>
    <style:style style:name="Table6.A" style:family="table-column">
      <style:table-column-properties style:column-width="17cm" style:rel-column-width="65535*"/>
    </style:style>
    <style:style style:name="Table6.A1" style:family="table-cell">
      <style:table-cell-properties fo:background-color="#fca44a">
        <style:background-image/>
      </style:table-cell-properties>
    </style:style>
    <style:style style:name="Table6.A2" style:family="table-cell">
      <style:table-cell-properties fo:background-color="#ffffff">
        <style:background-image/>
      </style:table-cell-properties>
    </style:style>
    <style:style style:name="Table7" style:family="table">
      <style:table-properties style:width="17cm" style:rel-width="100%" table:align="left"/>
    </style:style>
    <style:style style:name="Table7.A" style:family="table-column">
      <style:table-column-properties style:column-width="17cm" style:rel-column-width="65535*"/>
    </style:style>
    <style:style style:name="Table7.A1" style:family="table-cell">
      <style:table-cell-properties fo:background-color="#fca44a">
        <style:background-image/>
      </style:table-cell-properties>
    </style:style>
    <style:style style:name="Table7.A2" style:family="table-cell">
      <style:table-cell-properties fo:background-color="#ffffff">
        <style:background-image/>
      </style:table-cell-properties>
    </style:style>
    <style:style style:name="Table8" style:family="table">
      <style:table-properties style:width="17cm" style:rel-width="100%" table:align="left"/>
    </style:style>
    <style:style style:name="Table8.A" style:family="table-column">
      <style:table-column-properties style:column-width="17cm" style:rel-column-width="65535*"/>
    </style:style>
    <style:style style:name="Table8.A1" style:family="table-cell">
      <style:table-cell-properties fo:background-color="#fca44a">
        <style:background-image/>
      </style:table-cell-properties>
    </style:style>
    <style:style style:name="Table8.A2" style:family="table-cell">
      <style:table-cell-properties fo:background-color="#ffffff">
        <style:background-image/>
      </style:table-cell-properties>
    </style:style>
    <style:style style:name="Table9" style:family="table">
      <style:table-properties style:width="17cm" style:rel-width="100%" table:align="left"/>
    </style:style>
    <style:style style:name="Table9.A" style:family="table-column">
      <style:table-column-properties style:column-width="17cm" style:rel-column-width="65535*"/>
    </style:style>
    <style:style style:name="Table9.A1" style:family="table-cell">
      <style:table-cell-properties fo:background-color="#fca44a">
        <style:background-image/>
      </style:table-cell-properties>
    </style:style>
    <style:style style:name="Table9.A2" style:family="table-cell">
      <style:table-cell-properties fo:background-color="#ffffff">
        <style:background-image/>
      </style:table-cell-properties>
    </style:style>
    <style:style style:name="Table10" style:family="table">
      <style:table-properties style:width="17cm" style:rel-width="100%" table:align="left"/>
    </style:style>
    <style:style style:name="Table10.A" style:family="table-column">
      <style:table-column-properties style:column-width="17cm" style:rel-column-width="65535*"/>
    </style:style>
    <style:style style:name="Table10.A1" style:family="table-cell">
      <style:table-cell-properties fo:background-color="#fca44a">
        <style:background-image/>
      </style:table-cell-properties>
    </style:style>
    <style:style style:name="Table10.A2" style:family="table-cell">
      <style:table-cell-properties fo:background-color="#ffffff">
        <style:background-image/>
      </style:table-cell-properties>
    </style:style>
    <style:style style:name="P1" style:family="paragraph" style:parent-style-name="Table_20_Contents">
      <style:paragraph-properties fo:text-align="center" style:justify-single-word="false" fo:padding="0cm" fo:border="none"/>
      <style:text-properties fo:color="#000000" style:font-name="Verdana" fo:font-size="8pt" fo:font-weight="bold"/>
    </style:style>
    <style:style style:name="P2" style:family="paragraph" style:parent-style-name="Table_20_Contents">
      <style:paragraph-properties style:line-height-at-least="0.459cm" fo:padding="0cm" fo:border="none"/>
      <style:text-properties fo:color="#000000" style:font-name="Verdana" fo:font-size="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rmos FAPESP</text:p>
      <text:p text:style-name="Standard"/>
      <text:p text:style-name="Standard"/>
      <text:p text:style-name="Standard"><text:bookmark text:name="csr_tabelaPopup1"/></text:p>
      <table:table table:name="Table2" table:style-name="Table2">
        <table:table-column table:style-name="Table2.A"/>
        <table:table-row>
          <table:table-cell table:style-name="Table2.A1" office:value-type="string">
            <text:p text:style-name="P1">BPA-0006A - Encaminhamento de Relatórios Científicos (IC, MS, DR, DD, PD, JC, JP e PIPE)</text:p>
          </table:table-cell>
        </table:table-row>
        <table:table-row>
          <table:table-cell table:style-name="Table2.A2" office:value-type="string">
            <text:p text:style-name="P2">Declaro estar ciente de que os Relatórios Científicos deverão ser encaminhados por meio do sistema SAGe. Para isso, deverá ser acessado o endereço www.fapesp.br/sage, no item do menu Meus Processos &gt; Número do Processo e em Mais Ações &gt; Elaborar Relatório Científico. </text:p>
          </table:table-cell>
        </table:table-row>
      </table:table>
      <text:p text:style-name="Standard"/>
      <text:p text:style-name="Standard"><text:bookmark text:name="csr_tabelaPopup"/></text:p>
      <table:table table:name="Table1" table:style-name="Table1">
        <table:table-column table:style-name="Table1.A"/>
        <table:table-row>
          <table:table-cell table:style-name="Table1.A1" office:value-type="string">
            <text:p text:style-name="P1">BPA-0003h - Informação sobre número de conta corrente (IC, MS, DR, DD, PD, JC, JP, TT, EP e PIPE)</text:p>
          </table:table-cell>
        </table:table-row>
        <table:table-row>
          <table:table-cell table:style-name="Table1.A2" office:value-type="string">
            <text:p text:style-name="P2">Declaro estar ciente de que a conta corrente do tipo pessoa física no Banco do Brasil para recebimento das mensalidades deverá ser informada somente quando a proposta estiver na fase "Em Execução" no sistema SAGe. A informação deverá ser enviada por meio do Converse com a FAPESP &gt; Solicitações (prosseguir) &gt; Informar número de conta corrente &gt; Bolsas no país. </text:p>
          </table:table-cell>
        </table:table-row>
      </table:table>
      <text:p text:style-name="Standard"/>
      <text:p text:style-name="Standard"><text:bookmark text:name="csr_tabelaPopup2"/></text:p>
      <table:table table:name="Table3" table:style-name="Table3">
        <table:table-column table:style-name="Table3.A"/>
        <table:table-row>
          <table:table-cell table:style-name="Table3.A1" office:value-type="string">
            <text:p text:style-name="P1">BPA-0001A Declaração de bolsa de outra agência (MS)</text:p>
          </table:table-cell>
        </table:table-row>
        <table:table-row>
          <table:table-cell table:style-name="Table3.A2" office:value-type="string">
            <text:p text:style-name="P2">Considerando que a FAPESP concedeu a bolsa de Mestrado pleiteada, sob sua responsabilidade, solicitamos que, caso haja, <text:line-break/>para o mesmo beneficiário, a existência de bolsa de outra Agência/Instituição, na mesma modalidade, nos seja imediatamente <text:line-break/>comunicado, para que o tempo usufruído seja descontado da duração máxima da bolsa. Caso o beneficiário receba ou tenha <text:line-break/>recebido subsídio de outra Agência/Instituição, mesmo que em modalidade diversa, esta também deverá ser informada, para <text:line-break/>que não ocorra a sobreposição de bolsas. <text:line-break/>Esta comunicação deverá ser feita no SAGe, no momento do "aceite da concessão", devendo ser anexado o respectivo <text:line-break/>comprovante. <text:line-break/>Caso no momento do "aceite" não tenham o comprovante em mãos, poderá ser anexada uma declaração do(a) orientador(a) <text:line-break/>se comprometendo a entregá-lo. <text:line-break/>A não entrega da documentação pendente será considerada como desistência da bolsa. <text:line-break/>Esclarecemos que este comprovante de vigência da bolsa de outra agência poderá ser: <text:line-break/>* uma declaração da Secretaria da Pós-Graduação; * uma declaração da Agência de Fomento responsável pelo subsídio; * <text:line-break/>uma declaração do Tutor/Coordenador responsável pelo repasse das bolsas aos alunos, quando concedidas por meio de <text:line-break/>cotas. Em todas as hipóteses o documento deverá conter as datas de início e término do benefício. A exigência consta dos <text:line-break/>artigos XVII e XX do Termo de Outorga. A omissão desta informação poderá acarretar o cancelamento da bolsa.</text:p>
          </table:table-cell>
        </table:table-row>
      </table:table>
      <text:p text:style-name="Standard"/>
      <text:p text:style-name="Standard"><text:bookmark text:name="csr_tabelaPopup3"/></text:p>
      <table:table table:name="Table4" table:style-name="Table4">
        <table:table-column table:style-name="Table4.A"/>
        <table:table-row>
          <table:table-cell table:style-name="Table4.A1" office:value-type="string">
            <text:p text:style-name="P1">BPA-0010a Autorização para realização de atividades didáticas</text:p>
          </table:table-cell>
        </table:table-row>
        <table:table-row>
          <table:table-cell table:style-name="Table4.A2" office:value-type="string">
            <text:p text:style-name="P2">Considerando a exigência de dedicação exclusiva do bolsista ao projeto de pesquisa aprovado pela FAPESP, declaramos ciência de que caso haja a solicitação de autorização para a realização de atividades científicas e didáticas, com base na Portaria CS Nº 13/2009 desta Fundação, em qualquer tempo durante a vigência da bolsa, será obrigatória a solicitação de mudança no aceite da concessão, inclusive com a anexação da documentação pertinente, conforme a portaria supracitada. Declaramos também que, em caso de concessão da autorização, cumpriremos as exigências referentes ao Relatório Científico, constantes da cláusula XV do Termo de Outorga. </text:p>
          </table:table-cell>
        </table:table-row>
      </table:table>
      <text:p text:style-name="Standard"/>
      <text:p text:style-name="Standard"><text:bookmark text:name="csr_tabelaPopup4"/></text:p>
      <table:table table:name="Table5" table:style-name="Table5">
        <table:table-column table:style-name="Table5.A"/>
        <table:table-row>
          <table:table-cell table:style-name="Table5.A1" office:value-type="string">
            <text:p text:style-name="P1">BPA-0015 Declaração para afastamento da Instituição</text:p>
          </table:table-cell>
        </table:table-row>
        <table:table-row>
          <table:table-cell table:style-name="Table5.A2" office:value-type="string">
            <text:p text:style-name="P2">Declaro estar ciente que não devo me afastar da instituição em que desenvolvo o meu projeto de pesquisa, exceto para realização de pesquisa de campo ou estágio de pesquisa, por tempo limitado, com autorização da FAPESP e endosso do orientador. Em outras situações não previstas, estou ciente que devo solicitar a autorização da FAPESP, <text:soft-page-break/>mediante justificativa endossada pelo orientador. Em todos os casos, o afastamento só poderá ter início após a autorização da FAPESP. </text:p>
          </table:table-cell>
        </table:table-row>
      </table:table>
      <text:p text:style-name="Standard"/>
      <text:p text:style-name="Standard"><text:bookmark text:name="csr_tabelaPopup5"/></text:p>
      <table:table table:name="Table6" table:style-name="Table6">
        <table:table-column table:style-name="Table6.A"/>
        <table:table-row>
          <table:table-cell table:style-name="Table6.A1" office:value-type="string">
            <text:p text:style-name="P1">BPA-0016b Declaração de início das atividades assinada pelo orientador/supervisor</text:p>
          </table:table-cell>
        </table:table-row>
        <table:table-row>
          <table:table-cell table:style-name="Table6.A2" office:value-type="string">
            <text:p text:style-name="P2">Caso o candidato seja estrangeiro, declaro estar ciente que o Orientador/Supervisor deverá informar à FAPESP a data do efetivo início das atividades do bolsista na Instituição, para fins de liberação da mensalidade da bolsa. Anexar documento tipo JPG, GIF ou PDF de até 1M. </text:p>
          </table:table-cell>
        </table:table-row>
      </table:table>
      <text:p text:style-name="Standard"/>
      <text:p text:style-name="Standard"><text:bookmark text:name="csr_tabelaPopup6"/></text:p>
      <table:table table:name="Table7" table:style-name="Table7">
        <table:table-column table:style-name="Table7.A"/>
        <table:table-row>
          <table:table-cell table:style-name="Table7.A1" office:value-type="string">
            <text:p text:style-name="P1">BPA-0008a - Termo de Responsabilidade para Bolsas</text:p>
          </table:table-cell>
        </table:table-row>
        <table:table-row>
          <table:table-cell table:style-name="Table7.A2" office:value-type="string">
            <text:p text:style-name="P2">Por este termo, eu, Outorgado, assumo a responsabilidade de, ao adquirir com recursos de Reserva Técnica, material permanente móvel a ser utilizado fora do âmbito da Instituição onde se desenvolve o projeto, providenciar a contratação de seguro específico do bem que permanecerá sob minha guarda e exclusiva responsabilidade, até que seja efetuada a doação, cessão de uso ou transferência à instituição, sob pena de, não o fazendo, arcar com a restituição financeira à FAPESP no caso de sinistro. </text:p>
          </table:table-cell>
        </table:table-row>
      </table:table>
      <text:p text:style-name="Standard"/>
      <text:p text:style-name="Standard"><text:bookmark text:name="csr_tabelaPopup7"/></text:p>
      <table:table table:name="Table8" table:style-name="Table8">
        <table:table-column table:style-name="Table8.A"/>
        <table:table-row>
          <table:table-cell table:style-name="Table8.A1" office:value-type="string">
            <text:p text:style-name="P1">BPA-0020 - Instruções para liberação de recursos</text:p>
          </table:table-cell>
        </table:table-row>
        <table:table-row>
          <table:table-cell table:style-name="Table8.A2" office:value-type="string">
            <text:p text:style-name="P2">Na liberação dos recursos concedidos pela FAPESP, serão observados os seguintes procedimentos: <text:line-break/><text:line-break/>1- O Outorgado deverá solicitar a liberação de verba da reserva técnica de bolsa, por meio do: " Converse com a FAPESP" no endereço: www.fapesp.br/converse &gt; Para bolsistas &gt; Solicitações ou por telefone (11) 3838-4000 opção 2. <text:line-break/><text:line-break/>A verba solicitada somente poderá ser utilizada após a confirmação da liberação. <text:line-break/><text:line-break/>2- Disponibilidade da verba: <text:line-break/>- solicitada até 11:00 horas, o crédito será efetuado no mesmo dia; <text:line-break/>- solicitada após 11:00 horas, o crédito será efetuado no primeiro dia útil seguinte. <text:line-break/><text:line-break/>IMPORTANTE: <text:line-break/>- É vedado ao Outorgado solicitar liberação de verba sem a necessidade imediata da <text:line-break/>realização dos gastos. <text:line-break/>- As liberações de verba somente serão efetuadas quando o Outorgado não estiver em débito com a FAPESP. <text:line-break/>- As despesas deverão ocorrer dentro do período de vigência, constante no Termo de Outorga. </text:p>
          </table:table-cell>
        </table:table-row>
      </table:table>
      <text:p text:style-name="Standard"/>
      <text:p text:style-name="Standard"><text:bookmark text:name="csr_tabelaPopup8"/></text:p>
      <table:table table:name="Table9" table:style-name="Table9">
        <table:table-column table:style-name="Table9.A"/>
        <table:table-row>
          <table:table-cell table:style-name="Table9.A1" office:value-type="string">
            <text:p text:style-name="P1">BPA-0013 Declaração de ciência do orientador/supervisor sobre dedicação total e exclusiva</text:p>
          </table:table-cell>
        </table:table-row>
        <table:table-row>
          <table:table-cell table:style-name="Table9.A2" office:value-type="string">
            <text:p text:style-name="P2">Declaro, para os devidos fins, que, durante a vigência da bolsa que foi outorgada ao candidato(a) pela FUNDAÇÃO DE AMPARO À PESQUISA DO ESTADO DE SÃO PAULO, ele(a) não exercerá qualquer atividade pública ou privada, remunerada ou não, nem se beneficiará de bolsas concedidas por outras entidades, ressalvada expressa autorização da FAPESP, sob pena de restituir à Fundação os recursos por ele(a) recebidos àquele título, devidamente atualizados monetariamente, acrescidos de mora, custas e demais encargos processuais, sujeitando-se às demais medidas administrativas e judiciais cabíveis. Declaro, outrossim, que o(a) candidato(a) leu as instruções constantes do manual e formulário de Inscrição para Bolsas no País, o Cadastro do Candidato à Bolsa, que manterá constantemente atualizado, e o Termo de Outorga e Aceitação de Bolsa, cientificando-se, assim, do inteiro teor desses documentos.  </text:p>
          </table:table-cell>
        </table:table-row>
      </table:table>
      <text:p text:style-name="Standard"/>
      <text:p text:style-name="Standard"><text:bookmark text:name="csr_tabelaPopup9"/></text:p>
      <table:table table:name="Table10" table:style-name="Table10">
        <table:table-column table:style-name="Table10.A"/>
        <table:table-row>
          <table:table-cell table:style-name="Table10.A1" office:value-type="string">
            <text:p text:style-name="P1">BPA-0005b - Declaração de Dedicação Total e Exclusiva para Bolsas</text:p>
          </table:table-cell>
        </table:table-row>
        <table:table-row>
          <table:table-cell table:style-name="Table10.A2" office:value-type="string">
            <text:p text:style-name="P2">Eu, Outorgado, declaro para os devidos fins que, durante a vigência da Bolsa que me foi outorgada pela FUNDAÇÃO DE AMPARO À PESQUISA DO ESTADO DE SÃO PAULO, não exercerei qualquer atividade pública ou privada, remunerada ou não, nem me beneficiarei de bolsas concedidas por outras entidades, ressalvadas expressa autorização da FAPESP, sob pena de restituir à Fundação, os recursos por mim recebidos àquele título, devidamente atualizados monetariamente, acrescidos de mora, custas e demais encargos processuais, sujeitando-me às demais medidas administrativas e judiciais. Declaro, outrossim, que li as instruções constantes do Manual e formulário de Inscrição de <text:soft-page-break/>Bolsas no País e o Termo de Outorga e Aceitação de Bolsa, cientificando-me, assim do inteiro teor desses documentos e que manterei constantemente atualizado o Cadastro do Candidato a Bolsa. Declaro também estar ciente de que as instruções para utilização dos recursos de Reserva Técnica de Bolsa, conforme cláusula III do Termo de Outorga e Aceitação de Bolsa no País, estão disponíveis no portal da FAPESP (http://www.fapesp.br/rt), e que são constantemente atualizadas, devendo consultá-las sempre que necessário. </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9T09:51:53.22</meta:creation-date>
    <meta:document-statistic meta:table-count="10" meta:image-count="0" meta:object-count="0" meta:page-count="3" meta:paragraph-count="0" meta:word-count="1154" meta:character-count="7635" meta:non-whitespace-character-count="6464"/>
    <dc:date>2012-05-29T09:56:50.53</dc:date>
    <meta:editing-duration>PT4M57S</meta:editing-duration>
    <meta:editing-cycles>1</meta:editing-cycles>
    <meta:generator>LibreOffice/3.4$Win32 LibreOffice_project/340m1$Build-103</meta:generator>
  </office:meta>
</office:document-meta>
</file>